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------------------------------------------------------------</text:p>
      <text:p text:style-name="P1"># <text:s text:c="7"/>Script MySQL.</text:p>
      <text:p text:style-name="P1">#------------------------------------------------------------</text:p>
      <text:p text:style-name="P1"/>
      <text:p text:style-name="P1"/>
      <text:p text:style-name="P1">#------------------------------------------------------------</text:p>
      <text:p text:style-name="P1"># Table: Activite</text:p>
      <text:p text:style-name="P1">#------------------------------------------------------------</text:p>
      <text:p text:style-name="P1"/>
      <text:p text:style-name="P1">CREATE TABLE Activite(</text:p>
      <text:p text:style-name="P1"><text:s text:c="8"/>id_activite Int NOT NULL ,</text:p>
      <text:p text:style-name="P1"><text:s text:c="8"/>nom <text:s text:c="8"/>Varchar (50) NOT NULL</text:p>
      <text:p text:style-name="P1"><text:tab/>,CONSTRAINT Activite_PK PRIMARY KEY (id_activite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Region</text:p>
      <text:p text:style-name="P1">#------------------------------------------------------------</text:p>
      <text:p text:style-name="P1"/>
      <text:p text:style-name="P1">CREATE TABLE Region(</text:p>
      <text:p text:style-name="P1"><text:s text:c="8"/>id_region Int NOT NULL ,</text:p>
      <text:p text:style-name="P1"><text:s text:c="8"/>nom <text:s text:c="6"/>Varchar (50) NOT NULL</text:p>
      <text:p text:style-name="P1"><text:tab/>,CONSTRAINT Region_PK PRIMARY KEY (id_region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Apprenant</text:p>
      <text:p text:style-name="P1">#------------------------------------------------------------</text:p>
      <text:p text:style-name="P1"/>
      <text:p text:style-name="P1">CREATE TABLE Apprenant(</text:p>
      <text:p text:style-name="P1"><text:s text:c="8"/>id_apprenant <text:s/>Int NOT NULL ,</text:p>
      <text:p text:style-name="P1"><text:s text:c="8"/>nom <text:s text:c="10"/>Varchar (50) NOT NULL ,</text:p>
      <text:p text:style-name="P1"><text:s text:c="8"/>prenom <text:s text:c="7"/>Varchar (50) NOT NULL ,</text:p>
      <text:p text:style-name="P1"><text:s text:c="8"/>dateNaissance Date NOT NULL ,</text:p>
      <text:p text:style-name="P1"><text:s text:c="8"/>email <text:s text:c="8"/>Varchar (50) NOT NULL ,</text:p>
      <text:p text:style-name="P1"><text:s text:c="8"/>photo <text:s text:c="8"/>Varchar (50) NOT NULL ,</text:p>
      <text:p text:style-name="P1"><text:s text:c="8"/>id_region <text:s text:c="4"/>Int NOT NULL</text:p>
      <text:p text:style-name="P1"><text:tab/>,CONSTRAINT Apprenant_PK PRIMARY KEY (id_apprenant)</text:p>
      <text:p text:style-name="P1"/>
      <text:p text:style-name="P1"><text:tab/>,CONSTRAINT Apprenant_Region_FK FOREIGN KEY (id_region) REFERENCES Region(id_region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Effectuer</text:p>
      <text:p text:style-name="P1">#------------------------------------------------------------</text:p>
      <text:p text:style-name="P1"/>
      <text:p text:style-name="P1">CREATE TABLE Effectuer(</text:p>
      <text:p text:style-name="P1"><text:s text:c="8"/>id_activite <text:s/>Int NOT NULL ,</text:p>
      <text:p text:style-name="P1"><text:s text:c="8"/>id_apprenant Int NOT NULL</text:p>
      <text:p text:style-name="P1"><text:tab/>,CONSTRAINT Effectuer_PK PRIMARY KEY (id_activite,id_apprenant)</text:p>
      <text:p text:style-name="P1"/>
      <text:p text:style-name="P1"><text:tab/>,CONSTRAINT Effectuer_Activite_FK FOREIGN KEY (id_activite) REFERENCES Activite(id_activite)</text:p>
      <text:p text:style-name="P1"><text:tab/>,CONSTRAINT Effectuer_Apprenant0_FK FOREIGN KEY (id_apprenant) REFERENCES Apprenant(id_apprenant)</text:p>
      <text:p text:style-name="P1">)ENGINE=InnoDB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01:35.619000000</meta:creation-date>
    <dc:date>2018-11-14T15:02:13.124000000</dc:date>
    <meta:editing-duration>PT37S</meta:editing-duration>
    <meta:editing-cycles>1</meta:editing-cycles>
    <meta:document-statistic meta:table-count="0" meta:image-count="0" meta:object-count="0" meta:page-count="1" meta:paragraph-count="43" meta:word-count="149" meta:character-count="1837" meta:non-whitespace-character-count="1560"/>
    <meta:generator>LibreOffice/5.4.1.2$Windows_X86_64 LibreOffice_project/ea7cb86e6eeb2bf3a5af73a8f7777ac570321527</meta:generator>
  </office:meta>
</office:document-meta>
</file>